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dee6ef" draw:textarea-horizontal-align="justify" draw:textarea-vertical-align="middle" draw:auto-grow-height="false" fo:min-height="69.787cm" fo:min-width="72.96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6.965cm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4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3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1.76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57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2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  <style:text-properties fo:font-size="60pt" style:font-size-asian="60pt" style:font-size-complex="6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3.461cm" svg:height="70.037cm" svg:x="114.549cm" svg:y="7.9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837cm" svg:height="27.215cm" svg:x="118.113cm" svg:y="16.505cm">
          <draw:text-box>
            <text:p>Ovo je nama interesantno iz dva razloga - jedan je integracija naseg modula za prevenciju malicioznih konekcija(isto kao ip Tables koji moze da radi sa opšte, ali bi ovde bio u <text:s/>sastavu kernela bio modul koji povlači povremeno listu ip adresa i postavlja ih kao ipset sto radi u cilju blokiranja.</text:p>
            <text:p/>
            <text:p/>
            <text:p>Drugi je integracija našeg baithive modula koji se ponaša kao lažni uređaj - sluša na određenom portu i odgovara, poput malog web servera. Mi smo to sve već odradili u go jeziku, samo bi trebalo napraviti linux kernel modul verziju.</text:p>
            <text:p/>
            <text:p>Postoji i treća varijanta,vezano za ML ali se čini teža - modul treba da bude ispred lighttpd servisa (to je web servis koji se koristi kod IoT uređaja) i da na osnovu našeg ML modela blokira maliciozne requeste. Mi ćemo napraviti ovaj modul u C++, ali presretanje tj proxing bi mogao biti na kernel nivou (nešto poput squid-a)</text:p>
          </draw:text-box>
        </draw:frame>
        <draw:custom-shape draw:style-name="gr3" draw:text-style-name="P3" draw:layer="layout" svg:width="35.408cm" svg:height="27.29cm" svg:x="53.58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2.405cm" svg:height="2cm" svg:x="54.36cm" svg:y="6.833cm">
          <text:p text:style-name="P4"><text:span text:style-name="T1">To do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2.405cm" svg:height="2cm" svg:x="64.7cm" svg:y="6.834cm">
          <text:p text:style-name="P4"><text:span text:style-name="T1">Doing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12.405cm" svg:height="2cm" svg:x="75.04cm" svg:y="6.835cm">
          <text:p text:style-name="P4"><text:span text:style-name="T1">Done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2" draw:layer="layout" svg:width="0.502cm" svg:height="1.187cm" svg:x="56.356cm" svg:y="13.891cm">
          <draw:text-box>
            <text:p/>
          </draw:text-box>
        </draw:frame>
        <draw:frame draw:style-name="gr8" draw:text-style-name="P8" draw:layer="layout" svg:width="3.973cm" svg:height="1.432cm" svg:x="137.117cm" svg:y="8.871cm">
          <draw:text-box>
            <text:p><text:span text:style-name="T2">Vladan</text:span></text:p>
          </draw:text-box>
        </draw:frame>
        <draw:frame draw:style-name="gr9" draw:text-style-name="P2" draw:layer="layout" svg:width="13.439cm" svg:height="1.673cm" svg:x="108.283cm" svg:y="11.809cm">
          <draw:text-box>
            <text:p><text:s text:c="4"/>- iptables ilinux module</text:p>
            <text:p><text:s text:c="4"/>- za faks teorijski za moduli; ostalo za njega</text:p>
          </draw:text-box>
        </draw:frame>
        <draw:frame draw:style-name="gr10" draw:text-style-name="P9" draw:layer="layout" svg:width="12.266cm" svg:height="2.618cm" svg:x="69.453cm" svg:y="1cm">
          <draw:text-box>
            <text:p><text:span text:style-name="T3">Linux Kernel</text:span></text:p>
          </draw:text-box>
        </draw:frame>
        <draw:frame draw:style-name="gr11" draw:text-style-name="P2" draw:layer="layout" svg:width="9.947cm" svg:height="0.962cm" svg:x="9.701cm" svg:y="11.135cm">
          <draw:text-box>
            <text:p>https://sysprog21.github.io/lkmpg/</text:p>
          </draw:text-box>
        </draw:frame>
        <draw:frame draw:style-name="gr12" draw:text-style-name="P2" draw:layer="layout" svg:width="14.074cm" svg:height="3.095cm" svg:x="7.055cm" svg:y="15.581cm">
          <draw:text-box>
            <text:p>Od tu citati teoretski deo</text:p>
            <text:p/>
            <text:p>Old proj:</text:p>
            <text:p>/run/media/mj/409E1E0D9E1DFBDA/V/1/NOS/I/</text:p>
          </draw:text-box>
        </draw:frame>
        <draw:frame draw:style-name="gr13" draw:text-style-name="P2" draw:layer="layout" svg:width="3.288cm" svg:height="0.962cm" svg:x="67.583cm" svg:y="10.747cm">
          <draw:text-box>
            <text:p>Love [1,6]</text:p>
          </draw:text-box>
        </draw:frame>
        <draw:frame draw:style-name="gr14" draw:text-style-name="P2" draw:layer="layout" svg:width="26.224cm" svg:height="0.962cm" svg:x="4.551cm" svg:y="5.874cm">
          <draw:text-box>
            <text:p>git clone --depth 1 --branch v6.7 <text:s/>git://git.kernel.org/pub/scm/linux/kernel/git/torvalds/linux.git</text:p>
          </draw:text-box>
        </draw:frame>
        <draw:frame draw:style-name="gr15" draw:text-style-name="P2" draw:layer="layout" svg:width="50.532cm" svg:height="3.806cm" svg:x="1.852cm" svg:y="23.971cm">
          <draw:text-box>
            <text:p>make config : Ask me all options from the new kernel source.</text:p>
            <text:p>make defconfig : It will auto answer the defaults for each options in new kernel source. (based on ./arch/x86/configs/x86_64_defconfig)</text:p>
            <text:p>make oldconfig : Ask me the new options that is not present in current kernel. (/boot/config*). Useful when you are moving the existing kernel configuration to a new kernel version.</text:p>
            <text:p text:style-name="P10"><text:span text:style-name="T4"><text:tab/></text:span> Ako ima promene(u odnosu na olddefconfig) u trenutni .config smesti ga .old.config I napravi novi .conifg. Al neke stvari ne detektuje?! Al je safe to run, nema overwrite-uje</text:p>
            <text:p>make olddefconfig : It will auto answer the defaults for new options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7.6.4.1$Linux_X86_64 LibreOffice_project/60$Build-1</meta:generator>
    <dc:date>2024-01-15T01:38:52.423428701</dc:date>
    <meta:editing-duration>PT3H39M1S</meta:editing-duration>
    <meta:editing-cycles>25</meta:editing-cycles>
    <meta:document-statistic meta:object-count="15"/>
  </office:meta>
</office:document-meta>
</file>